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871e5"/>
    </style:style>
    <style:style style:name="P2" style:family="paragraph" style:parent-style-name="Standard">
      <style:paragraph-properties fo:text-align="center" style:justify-single-word="false"/>
      <style:text-properties officeooo:rsid="001871e5" officeooo:paragraph-rsid="001871e5"/>
    </style:style>
    <style:style style:name="P3" style:family="paragraph" style:parent-style-name="Standard">
      <style:paragraph-properties fo:text-align="start" style:justify-single-word="false"/>
      <style:text-properties officeooo:rsid="000213d8" officeooo:paragraph-rsid="001871e5"/>
    </style:style>
    <style:style style:name="P4" style:family="paragraph" style:parent-style-name="Standard">
      <style:text-properties officeooo:paragraph-rsid="001871e5"/>
    </style:style>
    <style:style style:name="P5" style:family="paragraph" style:parent-style-name="Standard">
      <style:paragraph-properties fo:text-align="center" style:justify-single-word="false"/>
      <style:text-properties officeooo:rsid="0019132d" officeooo:paragraph-rsid="0019132d"/>
    </style:style>
    <style:style style:name="P6" style:family="paragraph" style:parent-style-name="Standard">
      <style:paragraph-properties fo:text-align="start" style:justify-single-word="false"/>
      <style:text-properties officeooo:rsid="0019132d" officeooo:paragraph-rsid="0019132d"/>
    </style:style>
    <style:style style:name="P7" style:family="paragraph" style:parent-style-name="Standard">
      <style:paragraph-properties fo:text-align="start" style:justify-single-word="false"/>
      <style:text-properties officeooo:rsid="001aea96" officeooo:paragraph-rsid="001aea96"/>
    </style:style>
    <style:style style:name="P8" style:family="paragraph" style:parent-style-name="Standard">
      <style:text-properties officeooo:rsid="001aea96" officeooo:paragraph-rsid="001aea96"/>
    </style:style>
    <style:style style:name="P9" style:family="paragraph" style:parent-style-name="Standard">
      <style:paragraph-properties fo:text-align="center" style:justify-single-word="false"/>
      <style:text-properties officeooo:rsid="001aea96" officeooo:paragraph-rsid="001aea96"/>
    </style:style>
    <style:style style:name="P10" style:family="paragraph" style:parent-style-name="Standard">
      <style:paragraph-properties fo:text-align="center" style:justify-single-word="false"/>
      <style:text-properties officeooo:rsid="001cb41f" officeooo:paragraph-rsid="001cb41f"/>
    </style:style>
    <style:style style:name="P11" style:family="paragraph" style:parent-style-name="Standard">
      <style:paragraph-properties fo:text-align="start" style:justify-single-word="false"/>
      <style:text-properties officeooo:rsid="001cb41f" officeooo:paragraph-rsid="001cb41f"/>
    </style:style>
    <style:style style:name="P12" style:family="paragraph" style:parent-style-name="Standard">
      <style:paragraph-properties fo:text-align="center" style:justify-single-word="false"/>
      <style:text-properties fo:font-weight="bold" officeooo:rsid="001cb41f" officeooo:paragraph-rsid="001cb41f" style:font-weight-asian="bold" style:font-weight-complex="bold"/>
    </style:style>
    <style:style style:name="P13" style:family="paragraph" style:parent-style-name="Standard">
      <style:paragraph-properties fo:text-align="center" style:justify-single-word="false"/>
      <style:text-properties fo:font-weight="bold" officeooo:rsid="0019132d" officeooo:paragraph-rsid="0019132d" style:font-weight-asian="bold" style:font-weight-complex="bold"/>
    </style:style>
    <style:style style:name="P14" style:family="paragraph" style:parent-style-name="Standard">
      <style:paragraph-properties fo:text-align="center" style:justify-single-word="false"/>
      <style:text-properties fo:font-weight="bold" officeooo:rsid="001871e5" officeooo:paragraph-rsid="001871e5" style:font-weight-asian="bold" style:font-weight-complex="bold"/>
    </style:style>
    <style:style style:name="P15" style:family="paragraph" style:parent-style-name="Standard">
      <style:paragraph-properties fo:text-align="center" style:justify-single-word="false"/>
      <style:text-properties fo:font-weight="bold" officeooo:rsid="001eacc1" officeooo:paragraph-rsid="001eacc1" style:font-weight-asian="bold" style:font-weight-complex="bold"/>
    </style:style>
    <style:style style:name="P16" style:family="paragraph" style:parent-style-name="Standard">
      <style:paragraph-properties fo:text-align="start" style:justify-single-word="false"/>
      <style:text-properties fo:font-weight="normal" officeooo:rsid="001cb41f" officeooo:paragraph-rsid="001cb41f" style:font-weight-asian="normal" style:font-weight-complex="normal"/>
    </style:style>
    <style:style style:name="P17" style:family="paragraph" style:parent-style-name="Standard">
      <style:paragraph-properties fo:text-align="start" style:justify-single-word="false"/>
      <style:text-properties fo:font-weight="normal" officeooo:rsid="001eacc1" officeooo:paragraph-rsid="001eacc1" style:font-weight-asian="normal" style:font-weight-complex="normal"/>
    </style:style>
    <style:style style:name="P18" style:family="paragraph" style:parent-style-name="Standard">
      <style:paragraph-properties fo:text-align="center" style:justify-single-word="false"/>
      <style:text-properties fo:font-weight="normal" officeooo:rsid="001eacc1" officeooo:paragraph-rsid="001eacc1" style:font-weight-asian="normal" style:font-weight-complex="normal"/>
    </style:style>
    <style:style style:name="T1" style:family="text">
      <style:text-properties officeooo:rsid="001871e5"/>
    </style:style>
    <style:style style:name="T2" style:family="text">
      <style:text-properties officeooo:rsid="000213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GPL(Licença Pública Geral)</text:p>
      <text:p text:style-name="P2"/>
      <text:p text:style-name="P3"><text:tab/>GNU General Public License (Licença Pública Geral), GNU GPL ou simplesmente GPL, é a designação da licença para software livre idealizada por Richard Matthew Stallman em 1989, no âmbito do projeto GNU da Free Software Foundation (FSF). É a licença mais utilizada por projetos de software livre.</text:p>
      <text:p text:style-name="P3"/>
      <text:p text:style-name="P3"><text:span text:style-name="T1">A GPL é baseada em 4 liberdades:</text:span></text:p>
      <text:p text:style-name="P3"/>
      <text:p text:style-name="P3">- <text:span text:style-name="T1">A liberdade de executar o programa, para qualquer propósito;</text:span></text:p>
      <text:p text:style-name="P3">- <text:span text:style-name="T1">A liberdade de estudar como o programa funciona e adaptá-lo para sua necessidade. O acesso ao código fonte é um pré-requisito para essa liberdade;</text:span></text:p>
      <text:p text:style-name="P3">-<text:span text:style-name="T1">A liberdade de redistribuir cópias de modo que você possa ajudar ao seu próximo;</text:span></text:p>
      <text:p text:style-name="P4"><text:span text:style-name="T2">-A liberdade de aperfeiçoar o programa e liberar os seus aperfeiçoamentos, de modo que toda a comunidade beneficie deles.</text:span></text:p>
      <text:p text:style-name="P4"/>
      <text:p text:style-name="P8">Fonte: https://pt.wikipedia.org/wiki/GNU_General_Public_License</text:p>
      <text:p text:style-name="P4"/>
      <text:p text:style-name="P1"/>
      <text:p text:style-name="P13">Licença BSD</text:p>
      <text:p text:style-name="P5"/>
      <text:p text:style-name="P6"><text:tab/>A licença BSD é uma licença de código aberto inicialmente utilizada nos sistemas operacionais do tipo Berkeley Software Distribution (um sistema derivado do Unix). Apesar dela ter sido criada para os sistemas BSD, atualmente vários outros sistemas são distribuídos sob esta licença.</text:p>
      <text:p text:style-name="P6"/>
      <text:p text:style-name="P6">Os proprietários originais da distribuição BSD eram os "Regentes da Universidade da Califórnia", devido ao fato da BSD ter nascido na Universidade de Berkeley. A licença oficial BSD tem sido revisada desde a sua criação, e inspirou inúmeras variantes utilizadas por outros desenvolvedores de software.</text:p>
      <text:p text:style-name="P6"/>
      <text:p text:style-name="P7">Esta licença impõe poucas restrições quando comparada aquelas impostas por outras licenças, como a GNU General Public License ou mesmo as restrições padrão determinadas pelo copyright, colocando-a relativamente próxima do domínio público. De fato, a licença BSD tem sido chamada de copycenter, ou "centro de cópias", em comparação com o copyright padrão e o copyleft da licença GPL: "Leve até o copycenter e faça quantas cópias quiser."</text:p>
      <text:p text:style-name="P7"/>
      <text:p text:style-name="P7">Fonte: <text:a xlink:type="simple" xlink:href="https://pt.wikipedia.org/wiki/Licença_BSD#Licen.C3.A7as_estilo_BSD" text:style-name="Internet_20_link" text:visited-style-name="Visited_20_Internet_20_Link">https://pt.wikipedia.org/wiki/Licença_BSD</text:a></text:p>
      <text:p text:style-name="P7"/>
      <text:p text:style-name="P9"/>
      <text:p text:style-name="P12">Licença AGPL(Licença Pública Geral Affero)</text:p>
      <text:p text:style-name="P10"/>
      <text:p text:style-name="P11"><text:tab/>A GNU Affero General Public License (Licença Pública Geral Affero GNU), ou simplesmente GNU Affero GPL, é uma licença de software livre publicada recentemente pela Free Software Foundation e tem o propósito de ser uma licença minimamente modificada da GNU GPL e atender as necessidades de fornecer liberdade em softwares, aos quais não se tem acesso direto ao binário/código-objeto.</text:p>
      <text:p text:style-name="P11"><text:tab/>A diferença básica da licença GPL para AGPL é uma seção adicional da GNU Affero GPL, que requer que o código-fonte deva estar completamente disponível para qualquer usuário do software coberto pela GNU AGPL, tipicamente uma aplicação web.</text:p>
      <text:p text:style-name="P11"/>
      <text:p text:style-name="P11">Fonte: <text:s/><text:a xlink:type="simple" xlink:href="https://pt.wikipedia.org/wiki/GNU_Affero_General_Public_License" text:style-name="Internet_20_link" text:visited-style-name="Visited_20_Internet_20_Link">https://pt.wikipedia.org/wiki/GNU_Affero_General_Public_License</text:a></text:p>
      <text:p text:style-name="P12"><text:soft-page-break/>Licença Publica Mozilla</text:p>
      <text:p text:style-name="P12"/>
      <text:p text:style-name="P16"><text:tab/>A licença pública Mozilla é uma licença para software livre de código aberto. O seu principal uso é na suíte de software Mozilla e nos softwares relacionados a ela, mas também já foi adaptada por outras organizações.</text:p>
      <text:p text:style-name="P16"/>
      <text:p text:style-name="P16"><text:tab/>A licença é similar ao copyleft, mas não é tão rígida quanto à distribuição de trabalhos derivados. Especificamente, o código fonte copiado ou alterado sob a licença Mozilla deve continuar sob esta licença. Porém, este código pode ser combinado em um programa com arquivos proprietários. Além disso, é possível criar uma versão proprietária de um código sob a licença Mozilla.</text:p>
      <text:p text:style-name="P16"/>
      <text:p text:style-name="P17">Fonte: <text:a xlink:type="simple" xlink:href="https://pt.wikipedia.org/wiki/Licença_pública_Mozilla" text:style-name="Internet_20_link" text:visited-style-name="Visited_20_Internet_20_Link">https://pt.wikipedia.org/wiki/Licença_pública_Mozilla</text:a></text:p>
      <text:p text:style-name="P17"/>
      <text:p text:style-name="P18"/>
      <text:p text:style-name="P15">Diferencas</text:p>
      <text:p text:style-name="P15"/>
      <text:p text:style-name="P17"><text:tab/>As licenças permissivas como a BSD permite alterações no código-fonte e impõe poucas restrições permitindo que o software faça parte de um produto proprietário, “fechando” o código-fonte. <text:tab/></text:p>
      <text:p text:style-name="P17"><text:tab/>Diferente deste tipo de licença, as reciprocas são divididas em duas: as totais e parciais.</text:p>
      <text:p text:style-name="P17">As totais, como a GPL se baseia em algumas liberdades, que basicamente dizem que o software pode ser executado para qualquer função, que o desenvolvedor pode fazer qualquer alteração em um código-fonte, e sempre que fornecer o produto este deve conter juntamente o código-fonte.</text:p>
      <text:p text:style-name="P17">Já os parciais são um pouco mais flexíveis, permitindo também a combinação com arquivos proprietários, <text:s/>mas sempre se mantendo na mesma licenç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21:31:45.395639086</meta:creation-date>
    <dc:date>2016-05-17T22:50:56.167071650</dc:date>
    <meta:editing-duration>PT26M53S</meta:editing-duration>
    <meta:editing-cycles>2</meta:editing-cycles>
    <meta:generator>LibreOffice/5.1.2.2$Linux_X86_64 LibreOffice_project/10m0$Build-2</meta:generator>
    <meta:document-statistic meta:table-count="0" meta:image-count="0" meta:object-count="0" meta:page-count="2" meta:paragraph-count="26" meta:word-count="600" meta:character-count="4034" meta:non-whitespace-character-count="3447"/>
  </office:meta>
</office:document-meta>
</file>